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60"/>
    <style:style style:name="ce9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5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cc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0099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 style:data-style-name="N60">
      <style:table-cell-properties fo:background-color="#009900"/>
    </style:style>
    <style:style style:name="ce27" style:family="table-cell" style:parent-style-name="Default">
      <style:table-cell-properties fo:background-color="#314004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2"/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11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11"/>
        </table:table-row>
        <table:table-row table:style-name="ro1">
          <table:table-cell table:number-columns-repeated="2"/>
          <table:table-cell table:style-name="ce6" office:value-type="string" calcext:value-type="string">
            <text:p>ROI net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table:style-name="ce15" office:value-type="string" calcext:value-type="string">
            <text:p>210Po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7"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3.96" calcext:value-type="float">
            <text:p>3.96</text:p>
          </table:table-cell>
          <table:table-cell table:style-name="ce9" office:value-type="float" office:value="163.95" calcext:value-type="float">
            <text:p>163.95</text:p>
          </table:table-cell>
          <table:table-cell table:style-name="ce10" table:formula="of:=[.D4]/(2.35*SQRT([.C4]))" office:value-type="float" office:value="0.0328274398224451" calcext:value-type="float">
            <text:p>0.032827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2"/>
          <table:table-cell table:style-name="ce15"/>
          <table:table-cell table:style-name="ce15" office:value-type="float" office:value="1865" calcext:value-type="float">
            <text:p>1865</text:p>
          </table:table-cell>
          <table:table-cell table:style-name="ce15" office:value-type="float" office:value="362.81" calcext:value-type="float">
            <text:p>362.81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formula="of:=[.M4]/2.35/SQRT([.K4])" office:value-type="float" office:value="0.0879922004830229" calcext:value-type="float">
            <text:p>0.0879922005</text:p>
          </table:table-cell>
          <table:table-cell table:style-name="ce15" table:formula="of:=[.$C$15]*[.L4]+[.$E$15]" office:value-type="float" office:value="5.1443761079" calcext:value-type="float">
            <text:p>5.1443761079</text:p>
          </table:table-cell>
          <table:table-cell table:style-name="ce17" table:formula="of:=SQRT(([.$C$15]*[.N4])^2+([.L4]*[.$D$15])^2+[.$F$15]^2)" office:value-type="float" office:value="0.000172259658720345" calcext:value-type="float">
            <text:p>0.0001722597</text:p>
          </table:table-cell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8" calcext:value-type="float">
            <text:p>3.98</text:p>
          </table:table-cell>
          <table:table-cell table:style-name="ce9" office:value-type="float" office:value="283.32" calcext:value-type="float">
            <text:p>283.32</text:p>
          </table:table-cell>
          <table:table-cell table:style-name="ce10" table:formula="of:=[.D5]/(2.35*SQRT([.C5]))" office:value-type="float" office:value="0.0329869761785516" calcext:value-type="float">
            <text:p>0.03298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7" calcext:value-type="float">
            <text:p>3.97</text:p>
          </table:table-cell>
          <table:table-cell table:style-name="ce9" office:value-type="float" office:value="401.28" calcext:value-type="float">
            <text:p>401.28</text:p>
          </table:table-cell>
          <table:table-cell table:style-name="ce10" table:formula="of:=[.D6]/(2.35*SQRT([.C6]))" office:value-type="float" office:value="0.0329040943288567" calcext:value-type="float">
            <text:p>0.032904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02" calcext:value-type="float">
            <text:p>4.02</text:p>
          </table:table-cell>
          <table:table-cell table:style-name="ce9" office:value-type="float" office:value="512.51" calcext:value-type="float">
            <text:p>512.51</text:p>
          </table:table-cell>
          <table:table-cell table:style-name="ce10" table:formula="of:=[.D7]/(2.35*SQRT([.C7]))" office:value-type="float" office:value="0.033318503577331" calcext:value-type="float">
            <text:p>0.033319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2320155662" calcext:value-type="float">
            <text:p>1.0312232016</text:p>
          </table:table-cell>
          <table:table-cell table:formula="of:=[.J7]/[.O4]^2*[.P4]" office:value-type="float" office:value="0.0000345305539561644" calcext:value-type="float">
            <text:p>3.45305539561644E-0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71" calcext:value-type="float">
            <text:p>4.71</text:p>
          </table:table-cell>
          <table:table-cell table:style-name="ce9" office:value-type="float" office:value="613.84" calcext:value-type="float">
            <text:p>613.84</text:p>
          </table:table-cell>
          <table:table-cell table:style-name="ce10" table:formula="of:=[.D8]/(2.35*SQRT([.C8]))" office:value-type="float" office:value="0.0390373512062758" calcext:value-type="float">
            <text:p>0.039037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68" calcext:value-type="float">
            <text:p>3.68</text:p>
          </table:table-cell>
          <table:table-cell table:style-name="ce9" office:value-type="float" office:value="720.83" calcext:value-type="float">
            <text:p>720.83</text:p>
          </table:table-cell>
          <table:table-cell table:style-name="ce10" table:formula="of:=[.D9]/(2.35*SQRT([.C9]))" office:value-type="float" office:value="0.030500520687706" calcext:value-type="float">
            <text:p>0.030501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835.62" calcext:value-type="float">
            <text:p>835.62</text:p>
          </table:table-cell>
          <table:table-cell table:style-name="ce10" table:formula="of:=[.D10]/(2.35*SQRT([.C10]))" office:value-type="float" office:value="0.033159030123682" calcext:value-type="float">
            <text:p>0.03315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Chi2</text:p>
          </table:table-cell>
          <table:table-cell table:style-name="ce14" office:value-type="string" calcext:value-type="string">
            <text:p>Isto é que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0.00180559" calcext:value-type="float">
            <text:p>1.81E-003</text:p>
          </table:table-cell>
          <table:table-cell table:style-name="ce8" office:value-type="float" office:value="0.000000100749" calcext:value-type="float">
            <text:p>1.01E-007</text:p>
          </table:table-cell>
          <table:table-cell office:value-type="float" office:value="4.48929" calcext:value-type="float">
            <text:p>4.48929</text:p>
          </table:table-cell>
          <table:table-cell table:style-name="ce8" office:value-type="float" office:value="0.0000556338" calcext:value-type="float">
            <text:p>5.56E-005</text:p>
          </table:table-cell>
          <table:table-cell/>
          <table:table-cell table:formula="of:=205289/5" office:value-type="float" office:value="41057.8" calcext:value-type="float">
            <text:p>41057.8</text:p>
          </table:table-cell>
          <table:table-cell table:style-name="ce14" office:value-type="string" calcext:value-type="string">
            <text:p>interessa</text:p>
          </table:table-cell>
          <table:table-cell table:style-name="ce16" table:formula="of:=[.L7]*[.C15]" office:value-type="float" office:value="0.00186196630049861" calcext:value-type="float">
            <text:p>0.0018619663</text:p>
          </table:table-cell>
          <table:table-cell table:style-name="ce16" table:formula="of:=SQRT(([.C15]*[.$M$7])^2+([.$L$7]*[.D15])^2)" office:value-type="float" office:value="0.000000121166769231081" calcext:value-type="float">
            <text:p>1.21166769231081E-007</text:p>
          </table:table-cell>
          <table:table-cell table:style-name="ce16" table:formula="of:=[.L7]*[.E15]" office:value-type="float" office:value="4.6294600065161" calcext:value-type="float">
            <text:p>4.6294600065</text:p>
          </table:table-cell>
          <table:table-cell table:style-name="ce16" table:formula="of:=SQRT(([.E15]*[.$M$7])^2+([.$L$7]*[.F15])^2)" office:value-type="float" office:value="0.000165293358547776" calcext:value-type="float">
            <text:p>0.000165293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table:number-columns-repeated="6"/>
          <table:table-cell table:style-name="ce13" office:value-type="string" calcext:value-type="string">
            <text:p>PORQUÊ!!!</text:p>
          </table:table-cell>
          <table:table-cell table:style-name="ce3"/>
          <table:table-cell table:style-name="ce5" table:number-columns-repeated="6"/>
          <table:table-cell table:style-name="ce18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72319473982" calcext:value-type="float">
            <text:p>5.5097231947</text:p>
          </table:table-cell>
          <table:table-cell table:formula="of:=SQRT(([.J15]*[.J19])^2+([.K15]*[.I19])^2+([.M15])^2)" office:value-type="float" office:value="0.000176980971892361" calcext:value-type="float">
            <text:p>0.000176981</text:p>
          </table:table-cell>
          <table:table-cell table:style-name="ce7" office:value-type="string" calcext:value-type="string">
            <text:p>MeV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/>
          <table:table-cell table:formula="of:=[.K19]*1000" office:value-type="float" office:value="5509.72319473982" calcext:value-type="float">
            <text:p>5509.7231947398</text:p>
          </table:table-cell>
          <table:table-cell table:formula="of:=[.L19]*1000" office:value-type="float" office:value="0.176980971892361" calcext:value-type="float">
            <text:p>0.1769809719</text:p>
          </table:table-cell>
          <table:table-cell table:style-name="ce7" office:value-type="string" calcext:value-type="string">
            <text:p>keV</text:p>
          </table:table-cell>
          <table:table-cell table:number-columns-repeated="2"/>
          <table:table-cell table:style-name="Default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4" table:default-cell-style-name="ce20"/>
        <table:table-column table:style-name="co1" table:default-cell-style-name="ce20"/>
        <table:table-column table:style-name="co3" table:default-cell-style-name="ce20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21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2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em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b</text:p>
          </table:table-cell>
          <table:table-cell table:style-name="ce15"/>
          <table:table-cell table:style-name="ce15" office:value-type="string" calcext:value-type="string">
            <text:p>Chi2</text:p>
          </table:table-cell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15"/>
          <table:table-cell table:style-name="ce26" office:value-type="float" office:value="0.00760094" calcext:value-type="float">
            <text:p>7.60E-003</text:p>
          </table:table-cell>
          <table:table-cell table:style-name="ce26" office:value-type="float" office:value="0.00000314026" calcext:value-type="float">
            <text:p>3.14E-006</text:p>
          </table:table-cell>
          <table:table-cell table:style-name="ce26" office:value-type="float" office:value="0.0213905" calcext:value-type="float">
            <text:p>2.14E-002</text:p>
          </table:table-cell>
          <table:table-cell table:style-name="ce26" office:value-type="float" office:value="0.00181785" calcext:value-type="float">
            <text:p>1.82E-003</text:p>
          </table:table-cell>
          <table:table-cell table:style-name="ce15"/>
          <table:table-cell table:style-name="ce15" table:formula="of:=125.9/4" office:value-type="float" office:value="31.475" calcext:value-type="float">
            <text:p>31.475</text:p>
          </table:table-cell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1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82" calcext:value-type="float">
            <text:p>2782</text:p>
          </table:table-cell>
          <table:table-cell table:style-name="ce25" office:value-type="float" office:value="692.2" calcext:value-type="float">
            <text:p>692.2</text:p>
          </table:table-cell>
          <table:table-cell table:style-name="ce25" office:value-type="float" office:value="2.49" calcext:value-type="float">
            <text:p>2.49</text:p>
          </table:table-cell>
          <table:table-cell table:style-name="ce25" table:formula="of:=[.N22]/2.35/SQRT([.L22])" office:value-type="float" office:value="0.0200887503652104" calcext:value-type="float">
            <text:p>0.0200887504</text:p>
          </table:table-cell>
          <table:table-cell table:style-name="ce25" table:formula="of:=[.$L$11]*[.M22]+[.$N$11]" office:value-type="float" office:value="5.282761168" calcext:value-type="float">
            <text:p>5.282761168</text:p>
          </table:table-cell>
          <table:table-cell table:style-name="ce25" table:formula="of:=SQRT(([.$L$11]*[.O22])^2+([.M22]*[.$M$11])^2+([.$O$11])^2)" office:value-type="float" office:value="0.00283774792613914" calcext:value-type="float">
            <text:p>0.00283774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5" office:value-type="string" calcext:value-type="string">
            <text:p>210Po – 2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15"/>
          <table:table-cell table:style-name="ce15" office:value-type="float" office:value="2799" calcext:value-type="float">
            <text:p>2799</text:p>
          </table:table-cell>
          <table:table-cell table:style-name="ce15" office:value-type="float" office:value="687.35" calcext:value-type="float">
            <text:p>687.35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table:formula="of:=[.N25]/2.35/SQRT([.L25])" office:value-type="float" office:value="0.0189015992374581" calcext:value-type="float">
            <text:p>0.0189015992</text:p>
          </table:table-cell>
          <table:table-cell table:style-name="ce15" table:formula="of:=[.$L$11]*[.M25]+[.$N$11]" office:value-type="float" office:value="5.245896609" calcext:value-type="float">
            <text:p>5.245896609</text:p>
          </table:table-cell>
          <table:table-cell table:style-name="ce15" table:formula="of:=SQRT(([.$L$11]*[.O25])^2+([.M25]*[.$M$11])^2+([.$O$11])^2)" office:value-type="float" office:value="0.00282562548103582" calcext:value-type="float">
            <text:p>0.0028256255</text:p>
          </table:table-cell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K28]/[.P25]" office:value-type="float" office:value="1.01126659471302" calcext:value-type="float">
            <text:p>1.0112665947</text:p>
          </table:table-cell>
          <table:table-cell table:formula="of:=[.K28]/[.P25]^2*[.Q25]" office:value-type="float" office:value="0.000544703960279944" calcext:value-type="float">
            <text:p>0.0005447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6" table:formula="of:=[.L11]*[.M28]" office:value-type="float" office:value="0.00768657671041797" calcext:value-type="float">
            <text:p>0.0076865767</text:p>
          </table:table-cell>
          <table:table-cell table:style-name="ce16" table:formula="of:=SQRT(([.L11]*[.N28])^2+([.M28]*[.M11])^2)" office:value-type="float" office:value="0.00000521789805034983" calcext:value-type="float">
            <text:p>5.21789805034983E-006</text:p>
          </table:table-cell>
          <table:table-cell table:style-name="ce16" table:formula="of:=[.N11]*[.M28]" office:value-type="float" office:value="0.0216314980942088" calcext:value-type="float">
            <text:p>0.0216314981</text:p>
          </table:table-cell>
          <table:table-cell table:style-name="ce16" table:formula="of:=SQRT(([.N11]*[.N28])^2+([.M28]*[.O11])^2)" office:value-type="float" office:value="0.00183836790287027" calcext:value-type="float">
            <text:p>0.0018383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7" office:value-type="string" calcext:value-type="string">
            <text:p>Erro dec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2" office:value-type="string" calcext:value-type="string">
            <text:p>---------|</text:p>
          </table:table-cell>
          <table:table-cell table:number-columns-repeated="9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4:18:40.6883531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6T16:12:04.513855144</dc:date>
    <meta:editing-duration>PT2H59M36S</meta:editing-duration>
    <meta:editing-cycles>8</meta:editing-cycles>
    <meta:generator>LibreOffice/4.3.7.2$Linux_X86_64 LibreOffice_project/430$Build-2</meta:generator>
    <dc:creator>Goncalo Castro</dc:creator>
    <meta:document-statistic meta:table-count="2" meta:cell-count="430" meta:object-count="0"/>
  </office:meta>
</office:document-meta>
</file>